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font-size="14pt"/>
    </style:style>
    <style:style style:name="P2" style:family="paragraph" style:parent-style-name="Normal">
      <style:text-properties fo:font-size="14pt" fo:font-weight="bold"/>
    </style:style>
    <style:style style:name="P3" style:family="paragraph" style:parent-style-name="Normal">
      <style:text-properties fo:font-size="14pt" fo:font-style="italic"/>
    </style:style>
    <style:style style:name="P4" style:family="paragraph" style:parent-style-name="Normal">
      <style:text-properties fo:font-size="14pt" fo:font-style="italic" fo:font-weight="bold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fo:font-weight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list-style-name="L1">
      <style:paragraph-properties fo:margin-left="0.635cm" fo:margin-right="0cm" fo:text-indent="0cm" style:auto-text-indent="false" style:writing-mode="lr-tb"/>
      <style:text-properties style:font-name="Liberation Serif1" fo:font-size="12pt" fo:language="ru" fo:country="RU"/>
    </style:style>
    <style:style style:name="P9" style:family="paragraph" style:parent-style-name="Standard" style:list-style-name="L2">
      <style:paragraph-properties fo:margin-left="0.635cm" fo:margin-right="0cm" fo:text-indent="0cm" style:auto-text-indent="false" style:writing-mode="lr-tb"/>
      <style:text-properties style:font-name="Liberation Serif1" fo:font-size="12pt" fo:language="ru" fo:country="RU"/>
    </style:style>
    <style:style style:name="P10" style:family="paragraph" style:parent-style-name="Standard" style:list-style-name="L3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11" style:family="paragraph" style:parent-style-name="Standard" style:list-style-name="L4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12" style:family="paragraph" style:parent-style-name="Standard" style:list-style-name="L6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13" style:family="paragraph" style:parent-style-name="Standard" style:list-style-name="L7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14" style:family="paragraph" style:parent-style-name="Standard" style:list-style-name="L8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15" style:family="paragraph" style:parent-style-name="Standard" style:list-style-name="L9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16" style:family="paragraph" style:parent-style-name="Standard" style:list-style-name="L10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17" style:family="paragraph" style:parent-style-name="Standard" style:list-style-name="L5">
      <style:paragraph-properties fo:margin-left="0.635cm" fo:margin-right="0cm" fo:text-indent="0cm" style:auto-text-indent="false" style:writing-mode="lr-tb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break-before="page"/>
      <style:text-properties style:font-name="Liberation Serif1" fo:font-size="12pt" fo:language="ru" fo:country="RU" fo:font-weight="bold"/>
    </style:style>
    <style:style style:name="P20" style:family="paragraph" style:parent-style-name="Standard">
      <style:paragraph-properties fo:break-before="page"/>
      <style:text-properties style:font-name="Liberation Serif1" fo:font-size="14pt" fo:language="ru" fo:country="RU"/>
    </style:style>
    <style:style style:name="P21" style:family="paragraph" style:parent-style-name="Standard">
      <style:paragraph-properties fo:break-before="page"/>
      <style:text-properties fo:font-weight="bold"/>
    </style:style>
    <style:style style:name="P22" style:family="paragraph" style:parent-style-name="Normal">
      <style:text-properties style:font-name="Liberation Serif1" fo:font-size="12pt" fo:language="ru" fo:country="RU"/>
    </style:style>
    <style:style style:name="P23" style:family="paragraph" style:parent-style-name="Normal">
      <style:text-properties style:font-name="Liberation Serif1" fo:font-size="14pt" fo:language="ru" fo:country="RU"/>
    </style:style>
    <style:style style:name="P24" style:family="paragraph" style:parent-style-name="Normal">
      <style:text-properties style:font-name="Liberation Serif1" fo:font-size="14pt" fo:language="ru" fo:country="RU" fo:font-weight="bold"/>
    </style:style>
    <style:style style:name="P25" style:family="paragraph" style:parent-style-name="Normal">
      <style:text-properties fo:font-size="14pt" fo:font-weight="bold"/>
    </style:style>
    <style:style style:name="P26" style:family="paragraph" style:parent-style-name="Normal">
      <style:paragraph-properties fo:text-align="center" style:justify-single-word="false">
        <style:tab-stops>
          <style:tab-stop style:position="16.914cm"/>
        </style:tab-stops>
      </style:paragraph-properties>
    </style:style>
    <style:style style:name="T1" style:family="text">
      <style:text-properties style:font-name="Liberation Serif1" fo:font-size="12pt" fo:language="ru" fo:country="RU"/>
    </style:style>
    <style:style style:name="T2" style:family="text">
      <style:text-properties style:font-name="Liberation Serif1" fo:font-size="14pt" fo:language="ru" fo:country="RU"/>
    </style:style>
    <style:style style:name="T3" style:family="text">
      <style:text-properties style:font-name="Liberation Serif1" fo:font-size="14pt" fo:language="ru" fo:country="RU" fo:font-weight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6">министерство образования и науки российской федерации</text:p>
        <text:p text:style-name="P6">федеральное государственное бюджетное образовательное</text:p>
        <text:p text:style-name="P6">учреждение высшего профессионального образования</text:p>
        <text:p text:style-name="P6">«Московский государственный индустриальный университет»</text:p>
        <text:p text:style-name="P6">(ФГБОУ ВПО «МГИУ»)</text:p>
        <text:p text:style-name="P5">кафедра информационных систем и технологий</text:p>
        <text:p text:style-name="P5"/>
        <text:p text:style-name="P5"/>
        <text:p text:style-name="P5"/>
        <text:p text:style-name="P5"/>
        <text:p text:style-name="P6">КУРСОВАЯ РАБОТА</text:p>
        <text:p text:style-name="P5"/>
        <text:p text:style-name="P5">по направлению «Информационные системы и технологии»</text:p>
        <text:p text:style-name="P5">на тему «Система управления и контроля сетевых устройств на основе простого протокола</text:p>
        <text:p text:style-name="P5">управления сетями»</text:p>
        <text:p text:style-name="P5"/>
        <text:p text:style-name="P5"/>
        <text:p text:style-name="P5"/>
        <text:p text:style-name="P5">Группа <text:tab/><text:tab/><text:tab/><text:tab/><text:tab/><text:tab/><text:tab/><text:tab/><text:tab/><text:tab/><text:tab/>111131</text:p>
        <text:p text:style-name="P5">Студент<text:tab/><text:tab/> <text:tab/><text:tab/><text:tab/> <text:tab/><text:tab/><text:tab/><text:tab/><text:tab/> Д.Г. Грачев</text:p>
        <text:p text:style-name="P5">Руководитель работы <text:tab/><text:tab/><text:tab/><text:tab/><text:tab/><text:tab/><text:tab/><text:tab/>Ю.В. Курасов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Москва 2014</text:p>
        <text:p text:style-name="Normal"><text:soft-page-break/><text:span text:style-name="T4">Аннотация</text:span></text:p>
        <text:p text:style-name="Normal"><text:tab/>Работа посвящена созданию приложения для мониторинга устройств в</text:p>
        <text:p text:style-name="Normal">локальной вычислительной сети ФГБОУ ВПО «МГИУ» по протоколу SNMP v3</text:p>
        <text:p text:style-name="Normal">на языке программирования С++. А так же WEB сервера для удобного</text:p>
        <text:p text:style-name="Normal">использования и отображения данных, панели управления с использованием</text:p>
        <text:p text:style-name="Normal">фреймворка Ruby on Rails.</text:p>
        <text:p text:style-name="Normal">Требуется реализовать следующие подзадачи:</text:p>
        <text:list xml:id="list6500125067381812522" text:style-name="L1">
          <text:list-item>
            <text:p text:style-name="P8">Программа должна работать в фоновом режиме.</text:p>
          </text:list-item>
          <text:list-item>
            <text:p text:style-name="P8">Опрос устройств в асинхронном режиме.</text:p>
          </text:list-item>
          <text:list-item>
            <text:p text:style-name="P8">Работу с базой данных SQLite3.</text:p>
          </text:list-item>
          <text:list-item>
            <text:p text:style-name="P8">К приложению можно подключиться через TCP/IP</text:p>
          </text:list-item>
          <text:list-item>
            <text:p text:style-name="P8">Необходима авторизация как через приложение, так и на WEB сервере<text:line-break/><text:span text:style-name="T1">используя данные о пользователях из одной базы данных.</text:span></text:p>
          </text:list-item>
        </text:list>
        <text:p text:style-name="P22">WEB сервер должен иметь возможность предоставления отчета как в виде</text:p>
        <text:p text:style-name="P22">графика, так и в виде списка, создания/редактирования/удаления</text:p>
        <text:p text:style-name="P22">пользователей, вспомогательных словарей, устройств из базы данных.</text:p>
        <text:p text:style-name="Normal"/>
        <text:p text:style-name="P22">Содержание</text:p>
        <text:list xml:id="list6507179010971978466" text:style-name="L2">
          <text:list-item>
            <text:p text:style-name="P9">Введение . . . . . . . . . . . . . . . . . . . . . . . . . . . . . . . . . . . . . . . . . . . . 3</text:p>
          </text:list-item>
          <text:list-item>
            <text:p text:style-name="P9">Литературный обзор . . . . . . . . . . . . . . . . . . . . . . . . . . . . . . . . . . 4</text:p>
          </text:list-item>
          <text:list-item>
            <text:p text:style-name="P9">Проектирование. . . . . . . . . . . . . . . . . . . . . . . . . . . . . . . . . . . . . . . 7</text:p>
          </text:list-item>
          <text:list-item>
            <text:p text:style-name="P9">Список используемой литературы . . . . . . . . . . . . . . . . . . . . . . . . 12</text:p>
          </text:list-item>
        </text:list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4"/>
        <text:p text:style-name="P19">Введение</text:p>
        <text:p text:style-name="P4"/>
        <text:p text:style-name="P22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К примеру это может быть внутренний почтовый сервис или система документооборота.</text:p>
        <text:p text:style-name="P22">Ежедневно по вычислительной информационной системе может передавать огромное количество информации. Потому возникает необходимость в административной поддержки.</text:p>
        <text:p text:style-name="P22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</text:p>
        <text:p text:style-name="P22">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  <text:p text:style-name="P22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Протокол Сетевого Управления - основной задачей при его разработке</text:p>
        <text:p text:style-name="P22">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  <text:p text:style-name="P22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</text:p>
        <text:p text:style-name="P22"><text:tab/>Цель работы – разработка эффективной, интуитивно-понятной системы для мониторинга локальной вычислительной системы в рамках ИВЦ ФГБОУ ВПО МГИУ.</text:p>
        <text:p text:style-name="Normal"/>
        <text:p text:style-name="P3"/>
        <text:p text:style-name="P21">Литературный обзор</text:p>
        <text:p text:style-name="P3"/>
        <text:p text:style-name="P2">Постановка задачи</text:p>
        <text:p text:style-name="P1"><text:span text:style-name="T5"><text:tab/></text:span>Необходимо реализовать систему мониторинга, далее СМ, устройств входящих в локальную вычислительную сеть МГИУ, по протоколу SNMP v3. Она должна поддерживать шифрование передаваемых данных по сети. Делать асинхронный опрос устройств на определенные параметры задаваемые в MIB файлах и записывать в базу данных ответы от устройств. Данная программа должна работать в фоновом режиме, т.е. быть демоном. Так же необходимо реализовать WEB интерфейс предоставляющий возможность просмотра</text:p>
        <text:p text:style-name="P1">статистики, добавлении устройств и настройки их параметров. Более подробное описание приведено ниже.</text:p>
        <text:p text:style-name="P1"/>
        <text:p text:style-name="P2">Обзор существующих решений</text:p>
        <text:p text:style-name="P2"/>
        <text:p text:style-name="P1"><text:tab/>Существует несколько решений, для мониторинга устройств в ЛВС по протоколу</text:p>
        <text:p text:style-name="P1">SNMP.</text:p>
        <text:p text:style-name="P1"/>
        <text:p text:style-name="P1">Один из самых известных и наиболее мощных является Zabbix.</text:p>
        <text:p text:style-name="P1"><text:tab/><text:span text:style-name="T4">Zabbix</text:span>—свободная система мониторинга и отслеживания статусов разнообразных</text:p>
        <text:p text:style-name="P1">сервисов компьютерной сети, сетевого оборудования.</text:p>
        <text:p text:style-name="P1"/>
        <text:p text:style-name="P1"><text:span text:style-name="T7">Структура</text:span>:</text:p>
        <text:list xml:id="list362884958467823384" text:style-name="L3">
          <text:list-item>
            <text:p text:style-name="P10"><text:span text:style-name="T4">Zabbix сервер </text:span>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любым контролируемым оборудованием.</text:p>
          </text:list-item>
        </text:list>
        <text:list xml:id="list1043369643940824551" text:style-name="L4">
          <text:list-item>
            <text:p text:style-name="P11"><text:span text:style-name="T4">Zabbix прокси </text:span>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p>
          </text:list-item>
        </text:list>
        <text:list xml:id="list8688124231332412821" text:style-name="L5">
          <text:list-item>
            <text:p text:style-name="P17"><text:span text:style-name="T3">Zabbix агент </text:span><text:span text:style-name="T2">— контроль локальных ресурсов и приложений (таких как жесткие диски, память, статистика процессора и т. д.) на сетевых системах, эти системы должны работать с запущенным Zabbix агентом. Zabbix агенты являются чрезвычайно эффективными из-за использования </text:span>родных системных вызовов для сбора информации о статистике.</text:p>
          </text:list-item>
        </text:list>
        <text:list xml:id="list5698255712262194994" text:style-name="L6">
          <text:list-item>
            <text:p text:style-name="P12"><text:soft-page-break/><text:span text:style-name="T4">Веб-интерфейс </text:span>— интерфейс является частью Zabbix сервера, и, как правило (но не обязательно), запущен на том же физическом сервере, что и Zabbix сервер. Работает на PHP, требует веб сервер (напр.Apache). Неочевидной особенностью веб-интерфейса Zabbix является тот факт, что он не 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совершенно произвольным образом.</text:p>
          </text:list-item>
        </text:list>
        <text:p text:style-name="P1"/>
        <text:p text:style-name="P3">Обзор возможностей:</text:p>
        <text:list xml:id="list7034704790881198586" text:style-name="L7">
          <text:list-item>
            <text:p text:style-name="P13">Распределенный мониторинг вплоть до 1000 узлов. Конфигурация младших узлов <text:span text:style-name="T2">полностью контролируется старшими узлами, находящихся на более высоком уровне иерархии.</text:span></text:p>
          </text:list-item>
          <text:list-item>
            <text:p text:style-name="P13">Сценарии на основе мониторинга</text:p>
          </text:list-item>
          <text:list-item>
            <text:p text:style-name="P13">Автоматическое обнаружение</text:p>
          </text:list-item>
          <text:list-item>
            <text:p text:style-name="P13">Централизованный мониторинг лог-файлов</text:p>
          </text:list-item>
          <text:list-item>
            <text:p text:style-name="P13">Веб-интерфейс для администрирования и настройки</text:p>
          </text:list-item>
          <text:list-item>
            <text:p text:style-name="P13">Отчетность и тенденции</text:p>
          </text:list-item>
          <text:list-item>
            <text:p text:style-name="P13">SLA мониторинг</text:p>
          </text:list-item>
          <text:list-item>
            <text:p text:style-name="P13">Поддержка высокопроизводительных агентов (zabbix-agent) практически для всех<text:line-break/>платформ</text:p>
          </text:list-item>
          <text:list-item>
            <text:p text:style-name="P13">Комплексная реакция на события</text:p>
          </text:list-item>
          <text:list-item>
            <text:p text:style-name="P13">Поддержка SNMP v1, 2, 3</text:p>
          </text:list-item>
          <text:list-item>
            <text:p text:style-name="P13">Поддержка SNMP ловушек</text:p>
          </text:list-item>
          <text:list-item>
            <text:p text:style-name="P13">Поддержка IPMI</text:p>
          </text:list-item>
          <text:list-item>
            <text:p text:style-name="P13">Поддержка мониторинга JMX приложений из коробки</text:p>
          </text:list-item>
          <text:list-item>
            <text:p text:style-name="P13">Поддержка выполнения запросов в различные базы данных без необходимости<text:line-break/>использования скриптовой обвязки</text:p>
          </text:list-item>
          <text:list-item>
            <text:p text:style-name="P13">Расширение за счет выполнения внешних скриптов</text:p>
          </text:list-item>
          <text:list-item>
            <text:p text:style-name="P13">Гибкая система шаблонов и групп</text:p>
          </text:list-item>
          <text:list-item>
            <text:p text:style-name="P13">Возможность создавать карты сетей<text:line-break/></text:p>
          </text:list-item>
        </text:list>
        <text:p text:style-name="P20"/>
        <text:p text:style-name="P23">и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Так же можно к минусам отнести и то что приложение от сторонних разработчиков. SNMP v1 и v2 не поддерживают шифрования.</text:p>
        <text:p text:style-name="P23">Да и многое из этого приложения просто не является востребованным для «ИВЦ МГИУ».</text:p>
        <text:p text:style-name="P23">Конечно у Zabbix есть поддержка, но она платная. И чем больше необходимо инструментов, расширенного функционала, тем дороже выйдет.</text:p>
        <text:p text:style-name="P1"/>
        <text:p text:style-name="P1"><text:span text:style-name="T2">Есть еще одно решение, такое как </text:span><text:span text:style-name="T4">PowerSNMP Free Manager</text:span>.</text:p>
        <text:p text:style-name="P2"><text:tab/></text:p>
        <text:p text:style-name="P1"><text:span text:style-name="T4"><text:tab/>PowerSNMP Free Manager</text:span> - это бесплатный, полнофункциональный SNMP-</text:p>
        <text:p text:style-name="P1">менеджер, построенный с использованием PowerSNMP для .NET. Для работы с</text:p>
        <text:p text:style-name="P1">узлами сети, с возможностью просматривать MIB деревья и анализировать</text:p>
        <text:p text:style-name="P1">сетевые запросы. Идеально подходит для легких умеренных задач управления.</text:p>
        <text:p text:style-name="P1"/>
        <text:p text:style-name="P1"><text:span text:style-name="T4"><text:tab/>MIB</text:span> - виртуальная база данных, используемая для управления объектами в сети</text:p>
        <text:p text:style-name="P1">связи. Наиболее часто это понятие связывают с Simple Network Management Protocol</text:p>
        <text:p text:style-name="P1">(SNMP).</text:p>
        <text:p text:style-name="P1"/>
        <text:p text:style-name="P1"><text:span text:style-name="T6">Особенности</text:span>:</text:p>
        <text:list xml:id="list4677156537593742979" text:style-name="L8">
          <text:list-item>
            <text:p text:style-name="P14">Простой, легкий в использовании, доступный интерфейс</text:p>
          </text:list-item>
        </text:list>
        <text:list xml:id="list929103535756325488" text:style-name="L9">
          <text:list-item>
            <text:p text:style-name="P15">Работа по сети.</text:p>
          </text:list-item>
          <text:list-item>
            <text:p text:style-name="P15">Определяет SNMP ловушки</text:p>
          </text:list-item>
          <text:list-item>
            <text:p text:style-name="P15">Поддерживает SNMP версии 1, 2 и 3</text:p>
          </text:list-item>
          <text:list-item>
            <text:p text:style-name="P15">Создает автоматические уведомления по электронной почте при переменных<text:line-break/><text:span text:style-name="T2">выпадающих из диапазона</text:span></text:p>
          </text:list-item>
          <text:list-item>
            <text:p text:style-name="P15">Построен с использованием надежной системой PowerSNMP для компонентов .NET</text:p>
          </text:list-item>
        </text:list>
        <text:p text:style-name="P23"><text:tab/></text:p>
        <text:p text:style-name="P23"><text:tab/>Так как в «ИВЦ МГИУ» используют только Unix подобные системы, а</text:p>
        <text:p text:style-name="P23">платформа .NET для семейства MS-DOS уже не подходит для использования.</text:p>
        <text:p text:style-name="P23">Так же как и в Zabbix для расширения функционала, поддержки, необходима</text:p>
        <text:p text:style-name="P23">определенная плата.</text:p>
        <text:p text:style-name="P1"/>
        <text:p text:style-name="P20"><text:tab/>Другие продукты либо малофункциональны, либо платные, либо</text:p>
        <text:p text:style-name="P23">устарели. В связи с этим необходимо реализовать свой собственный</text:p>
        <text:p text:style-name="P23">программный продукт удовлетворяющий требованиям мониторинга сети и</text:p>
        <text:p text:style-name="P23">имеющий интуитивно-понятный интерфейс, но имеющий достаточный</text:p>
        <text:p text:style-name="P23">функционал для анализа полученных данных.</text:p>
        <text:p text:style-name="P2"/>
        <text:p text:style-name="P24">Объекты системы и принципы их взаимодействия</text:p>
        <text:p text:style-name="P2"/>
        <text:list xml:id="list7817850182944257610" text:style-name="L10">
          <text:list-item>
            <text:p text:style-name="P16">Приложение для опроса устройств.</text:p>
          </text:list-item>
          <text:list-item>
            <text:p text:style-name="P16">База данных SQLite3.</text:p>
          </text:list-item>
          <text:list-item>
            <text:p text:style-name="P16">Web сервер</text:p>
          </text:list-item>
          <text:list-item>
            <text:p text:style-name="P16">Браузер на стороне клиента.</text:p>
          </text:list-item>
        </text:list>
        <text:p text:style-name="P23"><text:tab/></text:p>
        <text:p text:style-name="P23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manager, а в другом сервер для обработки запросов от пользователя. При инициализации менеджера данные об устройстве должны считываются из базы данных. Набор запросов к каждому из устройств будет считан из MIB файлов. Администратор системы будет иметь возможность</text:p>
        <text:p text:style-name="P23">активировать/диактивировать любую из команд.</text:p>
        <text:p text:style-name="P23"><text:tab/>Данные будут передаваться в зашифрованном виде благодаря поддержки SNMP v3. Полученные данные будут проверены на стороне приложения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 п.</text:p>
        <text:p text:style-name="P1"/>
        <text:p text:style-name="P24">Проектирование</text:p>
        <text:p text:style-name="P2"/>
        <text:p text:style-name="P23"><text:tab/>Первоначально необходимо было разобраться с тем как будет выглядеть</text:p>
        <text:p text:style-name="P23">конечный продукт. Работа состоит из двух частей: реализации приложения для</text:p>
        <text:p text:style-name="P23">мониторинга устройств и WEB сервера, который должен уметь только работать</text:p>
        <text:p text:style-name="P23">с данными из базы данных. Логично то что начинать разработку надо с первого.</text:p>
        <text:p text:style-name="P23"><text:tab/>Известно что приложение будет реализовано на языке программирования</text:p>
        <text:p text:style-name="P23">С++ и оно должно уметь работать с базой данных SQLite3. Соответственно</text:p>
        <text:p text:style-name="P23">применяем DAO шаблон проектирования и ORM технологию.</text:p>
        <text:p text:style-name="P1"/>
        <text:p text:style-name="P1"><text:span text:style-name="T4">ORM</text:span> — технология программирования, которая связывает базы данных с</text:p>
        <text:p text:style-name="P1">концепциями объектно-ориентированного программирования,</text:p>
        <text:p text:style-name="P1">создавая «виртуальную объектную базу данных».</text:p>
        <text:p text:style-name="P1"/>
        <text:p text:style-name="P1"><text:span text:style-name="T4">DAO </text:span>— это объект, который предоставляет абстрактный интерфейс к какому-либо типу базы данных или механизму хранения. Осталось только изобразить конечный вид структуры приложения.</text:p>
        <text:p text:style-name="P1"/>
        <text:p text:style-name="P7">Для этого использовался язык UML:</text:p>
        <text:p text:style-name="Standard"/>
        <text:p text:style-name="Standard"/>
        <text:p text:style-name="Standard"/>
        <text:p text:style-name="P1"><text:tab/>Данная диаграмма дает общее представление о связях между объектами</text:p>
        <text:p text:style-name="P1">внутри приложения. Особенность в свою очередь скрыты и остаются на совести</text:p>
        <text:p text:style-name="P1">программиста. Серым цветом выделены модели объектов, зеленым объекты</text:p>
        <text:p text:style-name="P1">позволяющие полученные данные из базы данных и превращать их в объекты</text:p>
        <text:p text:style-name="P1">определенного типа. Это и есть ORM технология. Розовым отмечены обертки</text:p>
        <text:p text:style-name="P1">для более удобной работы с объектами. Именно их и будет использовать</text:p>
        <text:p text:style-name="P1">приложение.</text:p>
        <text:p text:style-name="P1"><text:tab/>Представим как пользователь будет взаимодействовать с конечным</text:p>
        <text:p text:style-name="P1">продуктом. Приложение будет постоянно «общаться» с устройствами внутри</text:p>
        <text:p text:style-name="P1">локальной вычислительной сети. Вести отчеты. У клиента есть два способа</text:p>
        <text:p text:style-name="P1">взаимодействовать с базой данных.</text:p>
        <text:p text:style-name="P1"><text:tab/>Первый это через приложение. Администратор будет подключаться к</text:p>
        <text:p text:style-name="P1">приложению по TCP/IP проходить авторизацию и получать доступ к</text:p>
        <text:p text:style-name="P1">интерфейсу. 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</text:p>
        <text:p text:style-name="P1"><text:tab/>Примерно представить возможное взаимодействие можно следующим</text:p>
        <text:p text:style-name="P1">способом:</text:p>
        <text:p text:style-name="P1"/>
        <text:p text:style-name="P1"/>
        <text:p text:style-name="P2">Результат работы полученного ПО</text:p>
        <text:p text:style-name="P2"/>
        <text:p text:style-name="P4">Приложение</text:p>
        <text:p text:style-name="P1"><text:tab/>Так как приложение переходит в фоновый режим и все данные</text:p>
        <text:p text:style-name="P1">записывает в базу данных, то нет возможности визуально отобразить процесс</text:p>
        <text:p text:style-name="P1">работы, только если как в диспетчере задач. Конечно же процесс работы</text:p>
        <text:p text:style-name="P1">приложения можно видеть по результатам — записям в базу данных. Данные из</text:p>
        <text:p text:style-name="P1">которой можно отобразить и через браузер, используя WEB сервер.</text:p>
        <text:p text:style-name="P1"/>
        <text:p text:style-name="P4">WEB приложение</text:p>
        <text:p text:style-name="P1"><text:tab/>Данное приложение реализовано с помощью фреймворка Ruby on Rails.</text:p>
        <text:p text:style-name="P1">Его архитектура основана на шаблоне проектирования MVC. Коротко описывая</text:p>
        <text:p text:style-name="P1">проделанную работу, надо сказать о том что были сделаны миграции, для</text:p>
        <text:p text:style-name="P1">взаимодействия с существующей базой данных. Валидации на уровне моделей.</text:p>
        <text:p text:style-name="P1">Сессий, использовались определенные дополнительные пакеты и плагины.</text:p>
        <text:p text:style-name="P1">Снимки в момент работы.</text:p>
        <text:p text:style-name="P1"/>
        <text:p text:style-name="P1"/>
        <text:p text:style-name="P1"/>
        <text:p text:style-name="P1">Авторизация пользователя при входе в систему.</text:p>
        <text:p text:style-name="P1">9Фильтр для отображения отчетов.</text:p>
        <text:p text:style-name="P1"><text:soft-page-break/>Список доступных устройств.</text:p>
        <text:p text:style-name="P1">10Добавление нового устройства.</text:p>
        <text:p text:style-name="P1">Словарь команд для перевода из машинного представления в человеко-</text:p>
        <text:p text:style-name="P1"/>
        <text:p text:style-name="P7">читабельный вид.</text:p>
        <text:p text:style-name="P1">11Список используемой литературы</text:p>
        <text:p text:style-name="P1">1.</text:p>
        <text:p text:style-name="P1">2.</text:p>
        <text:p text:style-name="P1">3.</text:p>
        <text:p text:style-name="P1">4.</text:p>
        <text:p text:style-name="P1">5.</text:p>
        <text:p text:style-name="P1">https://ru.wikipedia.org/wiki/Data_Access_Object</text:p>
        <text:p text:style-name="P1">https://ru.wikipedia.org/wiki/ORM</text:p>
        <text:p text:style-name="P1">https://ru.wikipedia.org/wiki/Zabbix</text:p>
        <text:p text:style-name="P1">http://www.zabbix.com/ru/ - ресурс посвященный Zabbix</text:p>
        <text:p text:style-name="P1">http://www.net-snmp.org/ - ресурс посвященный библиотеке для работы с</text:p>
        <text:p text:style-name="P1">SNMP.</text:p>
        <text:p text:style-name="P1">6. http://www.dart.com/snmp-free-manager.aspx — ресурс посвященный SNMP</text:p>
        <text:p text:style-name="P1">FREE MANAGER.</text:p>
        <text:p text:style-name="P1">7. https://www.google.ru/ - поисковая система google.</text:p>
        <text:p text:style-name="Normal">12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Bullet_20_Symbols_5f_text" style:display-name="Bullet Symbols_text" style:family="text">
      <style:text-properties style:font-name="OpenSymbol" fo:font-family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meta:creation-date>2015-04-18T23:21:43.433666340</meta:creation-date>
    <dc:date>2015-04-19T01:13:07.024913985</dc:date>
    <meta:editing-duration>PT6M42S</meta:editing-duration>
    <meta:editing-cycles>5</meta:editing-cycles>
    <meta:document-statistic meta:table-count="0" meta:image-count="0" meta:object-count="0" meta:page-count="10" meta:paragraph-count="179" meta:word-count="2015" meta:character-count="14744" meta:non-whitespace-character-count="12878"/>
  </office:meta>
</office:document-meta>
</file>